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a98" officeooo:paragraph-rsid="000eba98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fo:font-style="italic" fo:font-weight="bold" officeooo:rsid="00262b81" officeooo:paragraph-rsid="00262b81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90pt" fo:font-style="italic" fo:font-weight="bold" officeooo:rsid="000eba98" officeooo:paragraph-rsid="000eba98" style:font-size-asian="90pt" style:font-style-asian="italic" style:font-weight-asian="bold" style:font-size-complex="9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fo:font-style="italic" fo:font-weight="bold" officeooo:rsid="001bdda3" officeooo:paragraph-rsid="001bdda3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0eba98" style:font-size-asian="28pt" style:font-style-asian="normal" style:font-weight-asian="bold" style:font-size-complex="2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12054e" style:font-size-asian="28pt" style:font-style-asian="normal" style:font-weight-asian="bold" style:font-size-complex="2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1bdda3" style:font-size-asian="28pt" style:font-style-asian="normal" style:font-weight-asian="bold" style:font-size-complex="2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3333" style:font-name="Liberation Sans" fo:font-size="15pt" fo:font-style="italic" fo:font-weight="bold" officeooo:rsid="000eba98" officeooo:paragraph-rsid="000eba98" style:font-size-asian="13.1000003814697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33333" style:font-name="Liberation Sans" fo:font-size="12pt" fo:font-style="normal" fo:font-weight="normal" officeooo:rsid="00153a02" officeooo:paragraph-rsid="00153a0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style:font-name="Liberation Sans" fo:font-size="12pt" fo:font-style="italic" fo:font-weight="normal" officeooo:rsid="000eba98" officeooo:paragraph-rsid="000eba98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0eba98" officeooo:paragraph-rsid="000eba98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0eba98" officeooo:paragraph-rsid="00100e87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12054e" officeooo:paragraph-rsid="0012054e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0eba98" officeooo:paragraph-rsid="000eba98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12054e" officeooo:paragraph-rsid="0012054e" style:font-size-asian="15.75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1762eb" officeooo:paragraph-rsid="001762eb" style:font-size-asian="15.75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1762eb" officeooo:paragraph-rsid="001bdda3" style:font-size-asian="15.75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333333" style:font-name="Liberation Sans"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0eba98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12054e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1bdda3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font-name="SFMono-Regular" fo:font-size="9pt" fo:letter-spacing="normal" fo:font-style="normal" fo:font-weight="bold" officeooo:paragraph-rsid="00192cd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font-name="SFMono-Regular" fo:font-size="9pt" fo:letter-spacing="normal" fo:font-style="normal" fo:font-weight="bold" officeooo:rsid="001bdda3" officeooo:paragraph-rsid="001bdda3" style:font-size-asian="15.75pt" style:font-style-asian="italic" style:font-weight-asian="bold" style:font-size-complex="18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33333" style:font-name="Open Sans" fo:font-size="10.5pt" fo:letter-spacing="normal" fo:font-style="normal" fo:font-weight="normal" officeooo:rsid="00262b81" officeooo:paragraph-rsid="00262b81" style:font-size-asian="20pt" style:font-style-asian="italic" style:font-weight-asian="bold" style:font-size-complex="20pt" style:font-style-complex="italic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fo:font-variant="normal" fo:text-transform="none" style:font-name="SFMono-Regular" fo:font-size="9pt" fo:letter-spacing="normal" fo:font-style="italic" fo:font-weight="bold" officeooo:paragraph-rsid="00192cd7" style:font-style-asian="italic" style:font-weight-asian="bold" style:font-style-complex="italic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SFMono-Regular" fo:font-size="9pt" fo:letter-spacing="normal" fo:font-style="italic" fo:font-weight="bold" officeooo:paragraph-rsid="00192cd7" fo:background-color="transparent" style:font-style-asian="italic" style:font-weight-asian="bold" style:font-style-complex="italic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color="#333333" style:font-name="Liberation Sans" fo:font-size="14pt" fo:font-style="normal" fo:font-weight="normal" officeooo:rsid="001762eb" officeooo:paragraph-rsid="001762eb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normal" fo:font-weight="normal" officeooo:rsid="00153a02" officeooo:paragraph-rsid="00153a0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normal" fo:font-weight="normal" officeooo:rsid="00153a02" officeooo:paragraph-rsid="001bdda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normal" fo:font-weight="normal" officeooo:rsid="001dba49" officeooo:paragraph-rsid="001bdda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normal" fo:font-weight="normal" officeooo:rsid="001f3936" officeooo:paragraph-rsid="001f393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fo:color="#333333" style:font-name="Liberation Sans" fo:font-size="12pt" fo:font-style="normal" fo:font-weight="normal" officeooo:rsid="002d6cf2" officeooo:paragraph-rsid="002d6cf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333333" style:font-name="Liberation Sans" fo:font-size="12pt" fo:font-style="normal" fo:font-weight="normal" officeooo:rsid="002d6cf2" officeooo:paragraph-rsid="002d6cf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fo:color="#333333" style:font-name="Liberation Sans" fo:font-size="12pt" fo:font-style="normal" fo:font-weight="normal" officeooo:rsid="002d6cf2" officeooo:paragraph-rsid="002d6cf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color="#333333" style:font-name="Liberation Sans" fo:font-size="12pt" fo:font-style="normal" fo:font-weight="normal" officeooo:rsid="001f3936" officeooo:paragraph-rsid="001f3936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color="#333333" style:font-name="Liberation Sans" fo:font-size="12pt" fo:font-style="normal" fo:font-weight="normal" officeooo:rsid="0021b418" officeooo:paragraph-rsid="0021b41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italic" fo:font-weight="normal" officeooo:rsid="001f3936" officeooo:paragraph-rsid="001f3936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italic" fo:font-weight="bold" officeooo:rsid="001f3936" officeooo:paragraph-rsid="001f3936" style:font-size-asian="10.5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2d6cf2" style:font-size-asian="28pt" style:font-style-asian="normal" style:font-weight-asian="bold" style:font-size-complex="28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1762eb" officeooo:paragraph-rsid="002d6cf2" style:font-size-asian="15.75pt" style:font-style-asian="italic" style:font-weight-asian="bold" style:font-size-complex="18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2d6cf2" officeooo:paragraph-rsid="002d6cf2" style:font-size-asian="15.75pt" style:font-style-asian="italic" style:font-weight-asian="bold" style:font-size-complex="18pt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333333" style:font-name="Times New Roman" fo:font-size="40pt" fo:font-style="italic" fo:font-weight="bold" officeooo:rsid="002a1c56" officeooo:paragraph-rsid="002a1c56" style:font-size-asian="40pt" style:font-style-asian="italic" style:font-weight-asian="bold" style:font-size-complex="40pt" style:font-style-complex="italic" style:font-weight-complex="bold"/>
    </style:style>
    <style:style style:name="P48" style:family="paragraph" style:parent-style-name="Standard" style:list-style-name="L4">
      <style:paragraph-properties fo:text-align="start" style:justify-single-word="false"/>
      <style:text-properties officeooo:paragraph-rsid="00192cd7"/>
    </style:style>
    <style:style style:name="P49" style:family="paragraph" style:parent-style-name="Standard" style:list-style-name="L5">
      <style:paragraph-properties fo:text-align="start" style:justify-single-word="false"/>
      <style:text-properties officeooo:paragraph-rsid="0020221a"/>
    </style:style>
    <style:style style:name="P50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italic" fo:font-weight="bold" officeooo:rsid="001f3936" officeooo:paragraph-rsid="001f3936" style:font-size-asian="10.5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20pt" fo:font-style="italic" fo:font-weight="bold" officeooo:rsid="002837c0" officeooo:paragraph-rsid="002837c0" style:font-size-asian="20pt" style:font-style-asian="italic" style:font-weight-asian="bold" style:font-size-complex="20pt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20pt" fo:font-style="italic" fo:font-weight="bold" officeooo:rsid="002837c0" officeooo:paragraph-rsid="002837c0" style:font-size-asian="20pt" style:font-style-asian="italic" style:font-weight-asian="bold" style:font-size-complex="20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20pt" fo:font-style="italic" fo:font-weight="bold" officeooo:rsid="00283ee3" officeooo:paragraph-rsid="00283ee3" style:font-size-asian="17.5pt" style:font-style-asian="italic" style:font-weight-asian="bold" style:font-size-complex="20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20pt" fo:font-style="normal" fo:font-weight="bold" officeooo:rsid="00262b81" officeooo:paragraph-rsid="00262b81" style:font-size-asian="20pt" style:font-style-asian="normal" style:font-weight-asian="bold" style:font-size-complex="20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40pt" fo:font-style="italic" fo:font-weight="bold" officeooo:rsid="002a1c56" officeooo:paragraph-rsid="002a1c56" style:font-size-asian="40pt" style:font-style-asian="italic" style:font-weight-asian="bold" style:font-size-complex="40pt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2d6cf2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2.25pt" style:font-weight-asian="bold" style:font-weight-complex="bold"/>
    </style:style>
    <style:style style:name="T3" style:family="text">
      <style:text-properties fo:color="#333333" style:font-name="Liberation Sans" fo:font-size="14pt" fo:font-style="normal" fo:font-weight="normal" officeooo:rsid="0017b4e0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333333" style:font-name="Liberation Sans" fo:font-size="14pt" fo:font-style="normal" fo:font-weight="normal" officeooo:rsid="00192cd7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size-asian="12.25pt"/>
    </style:style>
    <style:style style:name="T6" style:family="text">
      <style:text-properties officeooo:rsid="00100e87" style:font-size-asian="12.25pt"/>
    </style:style>
    <style:style style:name="T7" style:family="text">
      <style:text-properties officeooo:rsid="0012054e"/>
    </style:style>
    <style:style style:name="T8" style:family="text">
      <style:text-properties officeooo:rsid="0015afe2"/>
    </style:style>
    <style:style style:name="T9" style:family="text">
      <style:text-properties fo:font-variant="normal" fo:text-transform="none" style:font-name="SFMono-Regular" fo:font-size="9pt" fo:letter-spacing="normal"/>
    </style:style>
    <style:style style:name="T10" style:family="text">
      <style:text-properties fo:font-variant="normal" fo:text-transform="none" fo:color="#333333" style:font-name="Liberation Sans" fo:font-size="12pt" fo:letter-spacing="normal" fo:font-style="normal" fo:font-weight="normal" officeooo:rsid="0017b4e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33333" style:font-name="Liberation Sans" fo:font-size="12pt" fo:letter-spacing="normal" fo:font-style="normal" fo:font-weight="normal" officeooo:rsid="0020221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SFMono-Regular" fo:font-size="9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3" style:family="text">
      <style:text-properties officeooo:rsid="001bdda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normal"/>
    </style:style>
    <style:style style:name="T16" style:family="text">
      <style:text-properties officeooo:rsid="00226d38"/>
    </style:style>
    <style:style style:name="T17" style:family="text">
      <style:text-properties officeooo:rsid="0024c2bc"/>
    </style:style>
    <style:style style:name="T18" style:family="text">
      <style:text-properties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283ee3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2a1c56" style:font-size-asian="12.25pt" style:font-weight-asian="normal" style:font-size-complex="14pt" style:font-weight-complex="normal"/>
    </style:style>
    <style:style style:name="T21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283ee3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2a1c56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officeooo:rsid="00283ee3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officeooo:rsid="002bb238"/>
    </style:style>
    <style:style style:name="T27" style:family="text">
      <style:text-properties officeooo:rsid="002d6c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atemágica</text:p>
      <text:p text:style-name="P3">Release no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><text:soft-page-break/></text:p>
      <text:p text:style-name="P55">Notas de Lançamento:</text:p>
      <text:p text:style-name="P51">Instruções de Instalação/Manuntenção:</text:p>
      <text:p text:style-name="P52"><text:tab/><text:span text:style-name="T21">O Matemágica foi desenvolvido utilizando integralmente JAVA 8 e, no presente momento, não possui dependências de bibliotecas de terceiros. Portanto, para a instalação do mesmo, é necessário apenas executar o .jar disponibilizado; As pastas obrigatórias e/ou necessárias serão automaticamente criadas e o programa será iniciado.</text:span></text:p>
      <text:p text:style-name="P52"><text:span text:style-name="T21"><text:tab/>Para que seja feita a manuntenção do mesmo ou novas implementações, </text:span><text:span text:style-name="T22">primeiro é necessário possuir o programa GIT instalado em sua máquina, em seguida, executar o comando</text:span><text:span text:style-name="T21"> </text:span><text:span text:style-name="T20">git clone</text:span><text:span text:style-name="T21"> </text:span><text:span text:style-name="T22">n</text:span><text:span text:style-name="T21">o </text:span><text:span text:style-name="T22">URL do </text:span><text:span text:style-name="T21">repositório encontrado em: </text:span><text:a xlink:type="simple" xlink:href="https://github.com/geevb/Matemagica_APS" text:style-name="Internet_20_link" text:visited-style-name="Visited_20_Internet_20_Link"><text:span text:style-name="T18">https://github.com/geevb/Matemagica_APS</text:span></text:a></text:p>
      <text:p text:style-name="P52"><text:span text:style-name="T21"><text:tab/>Lá está contido todo o código fonte do aplicativo e também o projeto do Enterprise Architect, tanto quanto os commits que foram feitos durante o decorrer do projeto e seus respectivos autores. </text:span><text:span text:style-name="T22">Após o </text:span><text:span text:style-name="T20">clone</text:span><text:span text:style-name="T22">, efetuar as alterações desejadas </text:span><text:span text:style-name="T23">no projeto, salve-as e, por fim</text:span><text:span text:style-name="T22">, submet</text:span><text:span text:style-name="T23">a-as através de um </text:span><text:span text:style-name="T20">git</text:span><text:span text:style-name="T19"> </text:span><text:span text:style-name="T20">p</text:span><text:span text:style-name="T19">ull</text:span><text:span text:style-name="T22"> que então será aprovado pelo dono do repositório.</text:span></text:p>
      <text:p text:style-name="P52"><text:span text:style-name="T22"/></text:p>
      <text:p text:style-name="P53">Aspectos positivos e negativos:</text:p>
      <text:p text:style-name="P53"><text:tab/><text:span text:style-name="T21">O atual estado do Matemágica é bastante satisfatório, a performance é exepcional e a responsividade não fica pra trás, foram utilizadas as melhores práticas de Orientação a Objetos e padrões de desenvolvimento MVC. Contudo, devido a um mau planejamento, encontra-se, atualmente, sem uma interface gráfica atraente(O que será corrigido num futuro próximo), o que acaba sendo um certo incoveniente para torná-lo um projeto elegante e apresentável. Em contrapartida, foi de grande proveito todo o conhecimento e experiência adquirida durante as fases de desenvolvimento, o aprendizado recebido é, indubitavelmente, o maior ponto positivo deste projeto.</text:span></text:p>
      <text:p text:style-name="P53"><text:span text:style-name="T21"><text:tab/>O Matemágica estará em contínuo desenvolvimento para que possa então estar adequado ao que se espera de um jogo direcionado ao público infantil.</text:span></text:p>
      <text:p text:style-name="P27"/>
      <text:p text:style-name="P54"><text:span text:style-name="T24">Restrições</text:span>:</text:p>
      <text:p text:style-name="P54"><text:tab/><text:span text:style-name="T19">O Matemágica, no seu estado atual, não possui, </text:span><text:span text:style-name="T20">infelizmente,</text:span><text:span text:style-name="T19"> a funcionalidade previamente prevista de suportar </text:span><text:span text:style-name="T20">d</text:span><text:span text:style-name="T19">ois Jogadores simultâneos </text:span><text:span text:style-name="T20">numa mesma partida </text:span><text:span text:style-name="T19">conectados através da internet </text:span><text:span text:style-name="T20">e em computadores diferentes</text:span><text:span text:style-name="T19">. </text:span><text:span text:style-name="T20">Isto ocorreu d</text:span><text:span text:style-name="T19">evido a falta de conhecimento, dificuldade de compreender a documentação </text:span><text:span text:style-name="T20">existente, entre outros problemas. Desta forma, </text:span><text:span text:style-name="T19">não foi possível implementar, neste primeiro momento, essa funcionalidade </text:span><text:span text:style-name="T20">tão esperada</text:span><text:span text:style-name="T19">. Porém a mesma está prevista para implementações futuras, e fa</text:span><text:span text:style-name="T20">r</text:span><text:span text:style-name="T19">emos questão de entregá-la da maneira que merece, em perfeito estado de utilização.</text:span></text:p>
      <text:p text:style-name="P4"><text:tab/></text:p>
      <text:p text:style-name="P47"><text:soft-page-break/><text:span text:style-name="T14">Notas de </text:span>Correções<text:span text:style-name="T14">:</text:span></text:p>
      <text:p text:style-name="P7"><text:span text:style-name="T14">Release</text:span> 1.0.0 – Novembro 21, 2017</text:p>
      <text:p text:style-name="P22">21 de Novembro de 2017, 23:50</text:p>
      <text:p text:style-name="P12"/>
      <text:p text:style-name="P21">Lançamento <text:span text:style-name="T26">do Matemágica</text:span>!</text:p>
      <text:p text:style-name="P13">Versão estável e funcionando!</text:p>
      <text:p text:style-name="P14"><text:span text:style-name="T1">Matemágica</text:span> orgulhosamente entrega a sua primeira versão utilizável com sua base fundamentada e desenvolvida. </text:p>
      <text:p text:style-name="P14"><text:span text:style-name="T5">O </text:span><text:span text:style-name="T2">Matemágica</text:span><text:span text:style-name="T5">, atualmente, oferece aos </text:span><text:span text:style-name="T6">educadores</text:span><text:span text:style-name="T5">, alunos, donos de escolas um ambiente educacional eficaz e diferenciado, onde os nossos pequenos futuros aprendem enquanto se divertem! Aprendendo </text:span><text:span text:style-name="T6">de verdade e </text:span><text:span text:style-name="T5">melhor </text:span><text:span text:style-name="T6">os conceitos matemágicos. Ao invés de decorarem, com o Matemágica, nenhum conhecimento irá ser esquecido.</text:span></text:p>
      <text:p text:style-name="P13"/>
      <text:p text:style-name="P17">Funcionalidades</text:p>
      <text:p text:style-name="P15">Contando, atualmente, para os <text:span text:style-name="T25">Alunos</text:span><text:span text:style-name="T1">:</text:span></text:p>
      <text:list xml:id="list2230447604757390858" text:style-name="L1">
        <text:list-item>
          <text:p text:style-name="P30">Possibilidade de aprender todas as operações matemáticas básicas em um ambiente único e interativo!</text:p>
        </text:list-item>
        <text:list-item>
          <text:p text:style-name="P30">A opção de praticar tudo que aprendeu! Através de um ágil jogo de perguntas e respostas que utiliza qualquer uma das operações vistas e que incentiva a melhora contínua através de um sistema diferenciado de pontos que são obtidos a cada resposta correta.</text:p>
        </text:list-item>
        <text:list-item>
          <text:p text:style-name="P30">Um Ranking de pontuações, aonde os seus pontos serão colocados a prova junto ao de seus colegas, separados por operações, ajudando assim a todos a continuarem aprendendo para conseguir alcançar níveis superiores!</text:p>
        </text:list-item>
      </text:list>
      <text:p text:style-name="P15">Para nossos <text:span text:style-name="T25">Educadores</text:span>, temos:</text:p>
      <text:list xml:id="list6088049157475126249" text:style-name="L2">
        <text:list-item>
          <text:p text:style-name="P31">Sistema integrado dos tempos de resposta de cada questão, a partir da dificuldade utilizada! Podendo configurar o sistema da maneira que desejar.</text:p>
        </text:list-item>
        <text:list-item>
          <text:p text:style-name="P31">Um gerador eficaz de relatório de todos os rankings. Capaz de juntar, num único documento, todas as pontuações existentes! Sendo de grande utilidade para o educador conseguir cuidar de sua turma, incentivando a melhora de todos!</text:p>
        </text:list-item>
      </text:list>
      <text:p text:style-name="P15"/>
      <text:p text:style-name="P18">Expectativas</text:p>
      <text:p text:style-name="P16">Com o lançamento do Matemágica, estamos buscando cada vez mais a melhoria do sistema e todo o tipo de feedback é muito bem vindo! Continuaremos no desenvolvimento do Matemágica em busca de um sistema cada vez mais eficiente e que ajude ainda mais os nossos educadores e alunos!</text:p>
      <text:p text:style-name="P10"><text:soft-page-break/></text:p>
      <text:p text:style-name="P8"><text:span text:style-name="T14">Release</text:span> 1.<text:span text:style-name="T7">1</text:span>.0 – Novembro 2<text:span text:style-name="T7">7</text:span>, 2017</text:p>
      <text:p text:style-name="P23">2<text:span text:style-name="T7">7</text:span> de Novembro de 2017, 2<text:span text:style-name="T7">1</text:span>:<text:span text:style-name="T7">00</text:span></text:p>
      <text:p text:style-name="P8"/>
      <text:p text:style-name="P19">Correções</text:p>
      <text:list xml:id="list8386515131185868708" text:style-name="L3">
        <text:list-item>
          <text:p text:style-name="P33">Corrigido <text:span text:style-name="T8">bug</text:span> <text:span text:style-name="T8">em que salvar arquivos W</text:span>indows <text:span text:style-name="T8">causava exceções de sistema.</text:span></text:p>
        </text:list-item>
      </text:list>
      <text:p text:style-name="P11"/>
      <text:p text:style-name="P19">Melhorias</text:p>
      <text:list xml:id="list8319000371605367242" text:style-name="L4">
        <text:list-item>
          <text:p text:style-name="P32">Inserção de mais exemplos da operação de adição.</text:p>
        </text:list-item>
        <text:list-item>
          <text:p text:style-name="P48"><text:span text:style-name="T3">Adicionado Range Check </text:span><text:span text:style-name="T4">no</text:span><text:span text:style-name="T3"> Arrays de Ranking. </text:span></text:p>
          <text:list>
            <text:list-item>
              <text:p text:style-name="P28">public String getRankingCsv()</text:p>
              <text:list>
                <text:list-item>
                  <text:p text:style-name="P29"><text:span text:style-name="T15">if (i &lt;</text:span> <text:span text:style-name="T17">ranking.size())</text:span></text:p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"><text:span text:style-name="T14">Release</text:span> 1.<text:span text:style-name="T13">2</text:span>.0 – Novembro 2<text:span text:style-name="T13">8</text:span>, 2017</text:p>
      <text:p text:style-name="P24">2<text:span text:style-name="T13">8</text:span> de Novembro de 2017, <text:span text:style-name="T13">19</text:span>:<text:span text:style-name="T13">30</text:span></text:p>
      <text:p text:style-name="P9"/>
      <text:p text:style-name="P20">Correções</text:p>
      <text:list xml:id="list112128087683982" text:continue-list="list8386515131185868708" text:style-name="L3">
        <text:list-item>
          <text:p text:style-name="P35">Corrigido um bug em que efetuar trocas simultâneas de Imagens na Tela de Aprender, impedia a troca eficaz da outra tipo (Explicação ou Exemplo).</text:p>
          <text:list>
            <text:list-item>
              <text:p text:style-name="P36">Para isso, foram feita as alterações na Classe TelaAprender</text:p>
              <text:list>
                <text:list-item>
                  <text:p text:style-name="P42">Inserção de atributos:</text:p>
                  <text:list>
                    <text:list-item>
                      <text:p text:style-name="P43">int numeroImagemExe</text:p>
                    </text:list-item>
                  </text:list>
                </text:list-item>
                <text:list-item>
                  <text:p text:style-name="P36">Inserção de métodos:</text:p>
                  <text:list>
                    <text:list-item>
                      <text:p text:style-name="P50"><text:span text:style-name="T9">private void setNumeroImagem(int num)</text:span> </text:p>
                    </text:list-item>
                    <text:list-item>
                      <text:p text:style-name="P50"><text:span text:style-name="T9">public int getNumeroImagemExe()</text:span> </text:p>
                    </text:list-item>
                    <text:list-item>
                      <text:p text:style-name="P50"><text:span text:style-name="T9">public void setNumeroImagemExe(int numeroImagemExe)</text:span> </text:p>
                    </text:list-item>
                    <text:list-item>
                      <text:p text:style-name="P50"><text:span text:style-name="T9">private void proximaImagemExe()</text:span> </text:p>
                    </text:list-item>
                    <text:list-item>
                      <text:p text:style-name="P50"><text:span text:style-name="T9">private void imagemAnteriorExe()</text:span> </text:p>
                    </text:list-item>
                  </text:list>
                </text:list-item>
              </text:list>
            </text:list-item>
          </text:list>
          <text:p text:style-name="P36"/>
          <text:p text:style-name="P34"/>
        </text:list-item>
      </text:list>
      <text:p text:style-name="P20">Melhorias</text:p>
      <text:list xml:id="list6582226661314450384" text:style-name="L5">
        <text:list-item>
          <text:p text:style-name="P40">Telas do sistema agora são criadas a partir do centro da tela.</text:p>
        </text:list-item>
        <text:list-item>
          <text:p text:style-name="P41"><text:span text:style-name="T16">Centralização</text:span> de botões da Tela de Login e Area do Aluno.</text:p>
        </text:list-item>
        <text:list-item>
          <text:p text:style-name="P49"><text:span text:style-name="T10">R</text:span><text:span text:style-name="T11">emovido atributo não utilizado </text:span><text:span text:style-name="T12">private String path_to_background</text:span><text:span text:style-name="T11">, da Classe TelaLogin</text:span></text:p>
        </text:list-item>
      </text:list>
      <text:p text:style-name="P26"/>
      <text:p text:style-name="P6"/>
      <text:p text:style-name="P44"><text:soft-page-break/><text:span text:style-name="T14">Release</text:span> 1.<text:span text:style-name="T13">2</text:span>.0 – Novembro 2<text:span text:style-name="T27">9</text:span>, 2017</text:p>
      <text:p text:style-name="P56">2<text:span text:style-name="T27">9</text:span> de Novembro de 2017, <text:span text:style-name="T13">11</text:span>:<text:span text:style-name="T27">15</text:span></text:p>
      <text:p text:style-name="P2"/>
      <text:p text:style-name="P2"/>
      <text:p text:style-name="P45">Correções</text:p>
      <text:list xml:id="list1348782567444375637" text:style-name="L6">
        <text:list-item>
          <text:p text:style-name="P37">Sem correções</text:p>
        </text:list-item>
      </text:list>
      <text:p text:style-name="P38"/>
      <text:p text:style-name="P46">Melhorias</text:p>
      <text:list xml:id="list8959246216589212172" text:style-name="L7">
        <text:list-item>
          <text:p text:style-name="P39">Ajustes na dificuldade para questões de divisão.</text:p>
        </text:list-item>
        <text:list-item>
          <text:p text:style-name="P39">Adição de mais exemplos na Tela Aprender para questões de divisão.</text:p>
        </text:list-item>
        <text:list-item>
          <text:p text:style-name="P39">Tempo inicial respectivo de cada dificuldade aumentado de 1 para 300 ut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9:50:58.161000000</meta:creation-date>
    <dc:date>2017-11-29T11:21:26.463051851</dc:date>
    <meta:editing-duration>PT3H2M4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5" meta:paragraph-count="66" meta:word-count="861" meta:character-count="5667" meta:non-whitespace-character-count="4880"/>
  </office:meta>
</office:document-meta>
</file>